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3C000000E9BACAC83F.png" manifest:media-type=""/>
  <manifest:file-entry manifest:full-path="Pictures/1000020100000454000000B7CB0324B7.png" manifest:media-type=""/>
  <manifest:file-entry manifest:full-path="Pictures/10000201000005C30000009683E665F2.png" manifest:media-type=""/>
  <manifest:file-entry manifest:full-path="Pictures/10000201000005F500000096005C196D.png" manifest:media-type=""/>
  <manifest:file-entry manifest:full-path="Pictures/100002010000069C0000009696FE8DDF.png" manifest:media-type=""/>
  <manifest:file-entry manifest:full-path="Pictures/10000201000002D500000124816C21BE.png" manifest:media-type=""/>
  <manifest:file-entry manifest:full-path="Pictures/10000201000002B4000000B7DB81850C.png" manifest:media-type=""/>
  <manifest:file-entry manifest:full-path="Pictures/10000201000003070000005C0FAF9A03.png" manifest:media-type=""/>
  <manifest:file-entry manifest:full-path="Pictures/1000020100000514000000C8AF50EAE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OOoLatexArgs="28§display§\Delta G = -RT \ln \frac&#10;{\textrm{probability of state i}}&#10;{\textrm{probability of state j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OOoLatexArgs="28§display§t \approx \unit[2]{fs} = 2 \times \unit[10^{-15}]{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OOoLatexArgs="28§display§x_t = x + v t + \frac{1}{2} a t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OOoLatexArgs="28§text§\begin{gather*}&#10;F = ma, \quad F = \frac{dU}{dx} \\&#10;U = \cdots&#10;\end{gather*}&#10;&#10;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OOoLatexArgs="28§display§U_\textrm{len} = \sum (\textrm{current length} - \textrm{ideal length})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OOoLatexArgs="28§display§U_\textrm{ang} = \sum (&#10;\textrm{current angle} - &#10;\textrm{ideal angle})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OOoLatexArgs="28§display§U_\textrm{vdw} = \sum&#10;\left( &#10;\frac{\textrm{ideal distance}}&#10;{\textrm{current distance}}&#10;\right)^{\!12}&#10;\hspace{-0.5em} - \hspace{0.2em} 2  \left(&#10;\frac{\textrm{ideal distance}}&#10;{\textrm{current distance}}&#10;\right)^{\!6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OOoLatexArgs="28§display§U_\textrm{elec} = \sum&#10;\frac{\textrm{charge i} \times&#10;\textrm{charge j}}&#10;{\textrm{current distance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OOoLatexArgs="28§display§U_\textrm{tors} = \sum \cos (&#10;\textrm{current torsion} - &#10;\textrm{ideal torsion}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406cm" svg:height="2.366cm" svg:x="11.176cm" svg:y="4.064cm">
          <draw:image xlink:href="Pictures/1000020100000514000000C8AF50EAED.png" xlink:type="simple" xlink:show="embed" xlink:actuate="onLoad">
            <text:p/>
          </draw:image>
        </draw:frame>
        <draw:frame draw:style-name="gr2" draw:text-style-name="P1" draw:layer="layout" svg:width="9.181cm" svg:height="1.086cm" svg:x="13.425cm" svg:y="1.27cm">
          <draw:image xlink:href="Pictures/10000201000003070000005C0FAF9A03.png" xlink:type="simple" xlink:show="embed" xlink:actuate="onLoad">
            <text:p/>
          </draw:image>
        </draw:frame>
        <draw:frame draw:style-name="gr3" draw:text-style-name="P1" draw:layer="layout" svg:width="8.198cm" svg:height="2.164cm" svg:x="1.016cm" svg:y="1.016cm">
          <draw:image xlink:href="Pictures/10000201000002B4000000B7DB81850C.png" xlink:type="simple" xlink:show="embed" xlink:actuate="onLoad">
            <text:p/>
          </draw:image>
        </draw:frame>
        <draw:frame draw:style-name="gr4" draw:text-style-name="P1" draw:layer="layout" svg:width="8.59cm" svg:height="3.458cm" svg:x="1.778cm" svg:y="3.81cm">
          <draw:image xlink:href="Pictures/10000201000002D500000124816C21BE.png" xlink:type="simple" xlink:show="embed" xlink:actuate="onLoad">
            <text:p/>
          </draw:image>
        </draw:frame>
        <draw:frame draw:style-name="gr5" draw:text-style-name="P1" draw:layer="layout" svg:width="18.071cm" svg:height="1.775cm" svg:x="5.71cm" svg:y="7.874cm">
          <draw:image xlink:href="Pictures/10000201000005F500000096005C196D.png" xlink:type="simple" xlink:show="embed" xlink:actuate="onLoad">
            <text:p/>
          </draw:image>
        </draw:frame>
        <draw:frame draw:style-name="gr6" draw:text-style-name="P1" draw:layer="layout" svg:width="17.48cm" svg:height="1.775cm" svg:x="5.888cm" svg:y="10.16cm">
          <draw:image xlink:href="Pictures/10000201000005C30000009683E665F2.png" xlink:type="simple" xlink:show="embed" xlink:actuate="onLoad">
            <text:p/>
          </draw:image>
        </draw:frame>
        <draw:frame draw:style-name="gr7" draw:text-style-name="P1" draw:layer="layout" svg:width="24.982cm" svg:height="2.758cm" svg:x="1.603cm" svg:y="14.768cm">
          <draw:image xlink:href="Pictures/100002010000083C000000E9BACAC83F.png" xlink:type="simple" xlink:show="embed" xlink:actuate="onLoad">
            <text:p/>
          </draw:image>
        </draw:frame>
        <draw:frame draw:style-name="gr8" draw:text-style-name="P1" draw:layer="layout" svg:width="13.129cm" svg:height="2.164cm" svg:x="7.112cm" svg:y="18.156cm">
          <draw:image xlink:href="Pictures/1000020100000454000000B7CB0324B7.png" xlink:type="simple" xlink:show="embed" xlink:actuate="onLoad">
            <text:p/>
          </draw:image>
        </draw:frame>
        <draw:frame draw:style-name="gr9" draw:text-style-name="P1" draw:layer="layout" svg:width="20.051cm" svg:height="1.775cm" svg:x="4.492cm" svg:y="12.449cm">
          <draw:image xlink:href="Pictures/100002010000069C0000009696FE8DDF.png" xlink:type="simple" xlink:show="embed" xlink:actuate="onLoad">
            <text:p/>
          </draw:image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5T11:06:37</meta:creation-date>
    <dc:date>2013-09-19T17:54:22</dc:date>
    <meta:editing-duration>PT1H25M12S</meta:editing-duration>
    <meta:editing-cycles>4</meta:editing-cycles>
    <meta:generator>LibreOffice/3.6$Linux_X86_64 LibreOffice_project/360m1$Build-2</meta:generator>
    <meta:document-statistic meta:object-count="32"/>
    <meta:user-defined meta:name="Info 1"/>
    <meta:user-defined meta:name="Info 2"/>
    <meta:user-defined meta:name="Info 3"/>
    <meta:user-defined meta:name="Info 4"/>
  </office:meta>
</office:document-meta>
</file>